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4ea6b" draw:fill-color="#f6f9d4" draw:textarea-horizontal-align="justify" draw:textarea-vertical-align="middle" draw:auto-grow-height="false" fo:min-height="1.167cm" fo:min-width="23.892cm"/>
      <style:paragraph-properties style:writing-mode="lr-tb"/>
    </style:style>
    <style:style style:name="gr2" style:family="graphic" style:parent-style-name="standard">
      <style:graphic-properties svg:stroke-color="#729fcf" draw:fill-color="#dedce6" draw:textarea-horizontal-align="justify" draw:textarea-vertical-align="middle" draw:auto-grow-height="false" fo:min-height="5.105cm" fo:min-width="23.892cm"/>
      <style:paragraph-properties style:writing-mode="lr-tb"/>
    </style:style>
    <style:style style:name="gr3" style:family="graphic" style:parent-style-name="standard">
      <style:graphic-properties svg:stroke-color="#729fcf" draw:fill-color="#dee7e5" draw:textarea-horizontal-align="justify" draw:textarea-vertical-align="top" draw:auto-grow-height="false" fo:min-height="2.427cm" fo:min-width="22.418cm"/>
      <style:paragraph-properties style:writing-mode="lr-tb"/>
    </style:style>
    <style:style style:name="gr4" style:family="graphic" style:parent-style-name="standard">
      <style:graphic-properties svg:stroke-color="#729fcf" draw:fill-color="#dee7e5" draw:textarea-horizontal-align="justify" draw:textarea-vertical-align="middle" draw:auto-grow-height="false" fo:min-height="2.742cm" fo:min-width="23.886cm"/>
      <style:paragraph-properties style:writing-mode="lr-tb"/>
    </style:style>
    <style:style style:name="gr5" style:family="graphic" style:parent-style-name="standard">
      <style:graphic-properties svg:stroke-color="#729fcf" draw:fill-color="#b4c7dc" draw:textarea-horizontal-align="justify" draw:textarea-vertical-align="middle" draw:auto-grow-height="false" fo:min-height="0.587cm" fo:min-width="9.81cm"/>
      <style:paragraph-properties style:writing-mode="lr-tb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0.537cm" fo:min-width="4.728cm"/>
      <style:paragraph-properties style:writing-mode="lr-tb"/>
    </style:style>
    <style:style style:name="gr7" style:family="graphic" style:parent-style-name="standard">
      <style:graphic-properties svg:stroke-color="#bbe33d" draw:fill-color="#e8f2a1" draw:textarea-horizontal-align="justify" draw:textarea-vertical-align="middle" draw:auto-grow-height="false" fo:min-height="0.537cm" fo:min-width="5.1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" style:family="graphic" style:parent-style-name="standard">
      <style:graphic-properties svg:stroke-color="#729fcf" draw:fill-color="#b4c7dc" draw:textarea-horizontal-align="justify" draw:textarea-vertical-align="middle" draw:auto-grow-height="false" fo:min-height="0.536cm" fo:min-width="7.022cm"/>
      <style:paragraph-properties style:writing-mode="lr-tb"/>
    </style:style>
    <style:style style:name="gr10" style:family="graphic" style:parent-style-name="standard">
      <style:graphic-properties svg:stroke-color="#729fcf" draw:fill-color="#b4c7dc" draw:textarea-horizontal-align="justify" draw:textarea-vertical-align="middle" draw:auto-grow-height="false" fo:min-height="0.537cm" fo:min-width="4.722cm"/>
      <style:paragraph-properties style:writing-mode="lr-tb"/>
    </style:style>
    <style:style style:name="gr11" style:family="graphic" style:parent-style-name="standard">
      <style:graphic-properties svg:stroke-color="#729fcf" draw:fill-color="#b4c7dc" draw:textarea-horizontal-align="justify" draw:textarea-vertical-align="middle" draw:auto-grow-height="false" fo:min-height="0.537cm" fo:min-width="5.383cm"/>
      <style:paragraph-properties style:writing-mode="lr-tb"/>
    </style:style>
    <style:style style:name="gr12" style:family="graphic" style:parent-style-name="objectwithoutfill">
      <style:graphic-properties svg:stroke-color="#729fcf" draw:marker-end="Arrow" draw:marker-end-width="0.3cm" draw:fill="solid" draw:textarea-vertical-align="middle"/>
      <style:paragraph-properties style:writing-mode="lr-tb"/>
    </style:style>
    <style:style style:name="gr13" style:family="graphic" style:parent-style-name="standard">
      <style:graphic-properties svg:stroke-color="#729fcf" draw:fill-color="#b4c7dc" draw:textarea-horizontal-align="justify" draw:textarea-vertical-align="middle" draw:auto-grow-height="false" fo:min-height="0.378cm" fo:min-width="2.518cm"/>
      <style:paragraph-properties style:writing-mode="lr-tb"/>
    </style:style>
    <style:style style:name="gr14" style:family="graphic" style:parent-style-name="standard">
      <style:graphic-properties svg:stroke-color="#729fcf" draw:fill-color="#b4c7dc" draw:textarea-horizontal-align="justify" draw:textarea-vertical-align="middle" draw:auto-grow-height="false" fo:min-height="0.378cm" fo:min-width="1.566cm"/>
      <style:paragraph-properties style:writing-mode="lr-tb"/>
    </style:style>
    <style:style style:name="gr15" style:family="graphic" style:parent-style-name="objectwithoutfill">
      <style:graphic-properties svg:stroke-color="#729fcf" draw:marker-end="Arrow" draw:marker-end-width="0.3cm" draw:fill="solid" draw:fill-color="#b4c7dc" draw:textarea-vertical-align="middle"/>
      <style:paragraph-properties style:writing-mode="lr-tb"/>
    </style:style>
    <style:style style:name="gr16" style:family="graphic" style:parent-style-name="standard">
      <style:graphic-properties svg:stroke-color="#729fcf" draw:fill-color="#b4c7dc" draw:textarea-horizontal-align="justify" draw:textarea-vertical-align="middle" draw:auto-grow-height="false" fo:min-height="0.537cm" fo:min-width="1.472cm"/>
      <style:paragraph-properties style:writing-mode="lr-tb"/>
    </style:style>
    <style:style style:name="gr17" style:family="graphic" style:parent-style-name="standard">
      <style:graphic-properties svg:stroke-color="#bbe33d" draw:fill-color="#e8f2a1" draw:textarea-horizontal-align="justify" draw:textarea-vertical-align="middle" draw:auto-grow-height="false" fo:min-height="0.537cm" fo:min-width="5.791cm"/>
      <style:paragraph-properties style:writing-mode="lr-tb"/>
    </style:style>
    <style:style style:name="gr18" style:family="graphic" style:parent-style-name="objectwithoutfill">
      <style:graphic-properties svg:stroke-color="#729fcf" draw:marker-end="Arrow" draw:marker-end-width="0.3cm" draw:fill="solid" draw:fill-color="#729fcf" draw:textarea-vertical-align="middle"/>
      <style:paragraph-properties style:writing-mode="lr-tb"/>
    </style:style>
    <style:style style:name="gr19" style:family="graphic" style:parent-style-name="standard">
      <style:graphic-properties svg:stroke-color="#729fcf" draw:fill-color="#b4c7dc" draw:textarea-horizontal-align="justify" draw:textarea-vertical-align="middle" draw:auto-grow-height="false" fo:min-height="0.378cm" fo:min-width="1.954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color="#395511" fo:font-size="11.1999998092651pt"/>
    </style:style>
    <style:style style:name="P2" style:family="paragraph">
      <loext:graphic-properties draw:fill-color="#f6f9d4"/>
      <style:paragraph-properties fo:text-align="start" style:writing-mode="lr-tb"/>
      <style:text-properties fo:color="#395511" fo:font-size="11.1999998092651pt" style:font-size-asian="15pt" style:font-size-complex="15pt"/>
    </style:style>
    <style:style style:name="P3" style:family="paragraph">
      <style:paragraph-properties fo:text-align="center" style:writing-mode="lr-tb"/>
      <style:text-properties fo:font-size="11.1999998092651pt"/>
    </style:style>
    <style:style style:name="P4" style:family="paragraph">
      <loext:graphic-properties draw:fill-color="#dedce6"/>
      <style:paragraph-properties fo:text-align="center" style:writing-mode="lr-tb"/>
      <style:text-properties fo:font-size="11.1999998092651pt" style:font-size-asian="15pt" style:font-size-complex="15pt"/>
    </style:style>
    <style:style style:name="P5" style:family="paragraph">
      <loext:graphic-properties draw:fill-color="#dee7e5"/>
      <style:paragraph-properties fo:text-align="center" style:writing-mode="lr-tb"/>
      <style:text-properties fo:font-size="11.1999998092651pt" style:font-size-asian="15pt" style:font-size-complex="15pt"/>
    </style:style>
    <style:style style:name="P6" style:family="paragraph">
      <style:paragraph-properties fo:text-align="center" style:writing-mode="lr-tb"/>
      <style:text-properties fo:font-size="8.60000038146973pt" style:font-size-asian="14pt" style:font-size-complex="14pt"/>
    </style:style>
    <style:style style:name="P7" style:family="paragraph">
      <loext:graphic-properties draw:fill-color="#b4c7dc"/>
      <style:paragraph-properties fo:text-align="center" style:writing-mode="lr-tb"/>
      <style:text-properties fo:font-size="8.60000038146973pt" style:font-size-asian="14pt" style:font-size-complex="14pt"/>
    </style:style>
    <style:style style:name="P8" style:family="paragraph">
      <style:paragraph-properties fo:text-align="center" style:writing-mode="lr-tb"/>
      <style:text-properties fo:color="#395511" fo:font-size="8.60000038146973pt" style:font-size-asian="14pt" style:font-size-complex="14pt"/>
    </style:style>
    <style:style style:name="P9" style:family="paragraph">
      <loext:graphic-properties draw:fill-color="#e8f2a1"/>
      <style:paragraph-properties fo:text-align="center" style:writing-mode="lr-tb"/>
      <style:text-properties fo:color="#395511" fo:font-size="8.60000038146973pt" style:font-size-asian="14pt" style:font-size-complex="14pt"/>
    </style:style>
    <style:style style:name="P10" style:family="paragraph">
      <style:paragraph-properties fo:text-align="center"/>
      <style:text-properties fo:font-size="11.1999998092651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1.1999998092651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="solid" draw:fill-color="#b4c7dc"/>
      <style:paragraph-properties fo:text-align="center"/>
      <style:text-properties fo:font-size="15pt" style:font-size-asian="15pt" style:font-size-complex="15pt"/>
    </style:style>
    <style:style style:name="P14" style:family="paragraph">
      <loext:graphic-properties draw:fill="solid" draw:fill-color="#729fcf"/>
      <style:paragraph-properties fo:text-align="center"/>
      <style:text-properties fo:font-size="15pt" style:font-size-asian="15pt" style:font-size-complex="15pt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color="#395511" fo:font-size="10.5pt" style:font-size-asian="15pt" style:font-size-complex="15pt"/>
    </style:style>
    <style:style style:name="T2" style:family="text">
      <style:text-properties fo:color="#395511" fo:font-size="10.5pt" fo:font-weight="bold" style:font-size-asian="15pt" style:font-weight-asian="bold" style:font-size-complex="15pt" style:font-weight-complex="bold"/>
    </style:style>
    <style:style style:name="T3" style:family="text">
      <style:text-properties fo:color="#355269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355269"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395511" fo:font-size="12pt" style:font-size-asian="12pt" style:font-size-complex="12pt"/>
    </style:style>
    <style:style style:name="T7" style:family="text">
      <style:text-properties fo:color="#395511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395511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4.392cm" svg:height="1.417cm" svg:x="1.778cm" svg:y="7.087cm">
          <text:p text:style-name="P1"><text:span text:style-name="T1"><text:tab/></text:span><text:span text:style-name="T2">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4.392cm" svg:height="5.355cm" svg:x="1.832cm" svg:y="9.197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3">GU</text:span><text:span text:style-name="T3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6" draw:id="id6" draw:layer="layout" svg:width="22.918cm" svg:height="2.677cm" svg:x="2.554cm" svg:y="9.607cm">
          <text:p text:style-name="P3"><text:span text:style-name="T4"/></text:p>
          <text:p text:style-name="P3"><text:span text:style-name="T3">M</text:span><text:span text:style-name="T3">a</text:span><text:span text:style-name="T3">i</text:span><text:span text:style-name="T3">n</text:span><text:span text:style-name="T3">W</text:span><text:span text:style-name="T3">i</text:span><text:span text:style-name="T3">n</text:span><text:span text:style-name="T3">d</text:span><text:span text:style-name="T3">o</text:span><text:span text:style-name="T3">w</text:span><text:span text:style-name="T3"> </text:span><text:span text:style-name="T3">m</text:span><text:span text:style-name="T3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0" draw:id="id10" draw:layer="layout" svg:width="24.386cm" svg:height="2.992cm" svg:x="1.838cm" svg:y="3.465cm">
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4" draw:id="id4" draw:layer="layout" svg:width="10.31cm" svg:height="0.837cm" svg:x="2.647cm" svg:y="5.171cm">
          <text:p text:style-name="P6"><text:span text:style-name="T5">Parsers: </text:span><text:span text:style-name="T5">mesh, </text:span><text:span text:style-name="T5">constraints</text:span><text:span text:style-name="T5">, loads, </text:span><text:span text:style-name="T5">BCs 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5" draw:id="id5" draw:layer="layout" svg:width="5.228cm" svg:height="0.787cm" svg:x="3.411cm" svg:y="11.025cm">
          <text:p text:style-name="P6"><text:span text:style-name="T5">V</text:span><text:span text:style-name="T5">T</text:span><text:span text:style-name="T5">K, </text:span><text:span text:style-name="T5">fr</text:span><text:span text:style-name="T5">d2</text:span><text:span text:style-name="T5">vt</text:span><text:span text:style-name="T5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1" draw:id="id1" draw:layer="layout" svg:width="5.649cm" svg:height="0.787cm" svg:x="19.029cm" svg:y="7.428cm">
          <text:p text:style-name="P8"><text:span text:style-name="T6">Tr</text:span><text:span text:style-name="T6">ee </text:span><text:span text:style-name="T7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11.43cm" svg:height="0.839cm" svg:x="8.382cm" svg:y="0.836cm">
          <draw:text-box>
            <text:p text:style-name="P10"><text:span text:style-name="T8">Application cae.py</text:span></text:p>
          </draw:text-box>
        </draw:frame>
        <draw:custom-shape draw:style-name="gr9" draw:text-style-name="P7" xml:id="id9" draw:id="id9" draw:layer="layout" svg:width="7.522cm" svg:height="0.786cm" svg:x="2.64cm" svg:y="3.939cm">
          <text:p text:style-name="P6"><text:span text:style-name="T5">Job: convert, build, submit 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7" draw:id="id7" draw:layer="layout" svg:width="5.222cm" svg:height="0.787cm" svg:x="3.417cm" svg:y="13.375cm">
          <text:p text:style-name="P6"><text:span text:style-name="T5">Settings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2" draw:id="id2" draw:layer="layout" svg:width="5.883cm" svg:height="0.787cm" svg:x="18.922cm" svg:y="13.375cm">
          <text:p text:style-name="P6"><text:span text:style-name="T5">Keyword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5.883cm" svg:height="0.787cm" svg:x="11.14cm" svg:y="11.025cm">
          <text:p text:style-name="P6"><text:span text:style-name="T5">MyLogging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2" draw:layer="layout" draw:type="line" svg:x1="21.853cm" svg:y1="8.215cm" svg:x2="21.863cm" svg:y2="13.375cm" draw:start-shape="id1" draw:start-glue-point="2" draw:end-shape="id2" draw:end-glue-point="0" svg:d="M21853 8215l10 5160" svg:viewBox="0 0 11 5161">
          <text:p/>
        </draw:connector>
        <draw:custom-shape draw:style-name="gr13" draw:text-style-name="P7" draw:layer="layout" svg:width="3.018cm" svg:height="0.628cm" svg:x="8.677cm" svg:y="2.049cm">
          <text:p text:style-name="P6"><text:span text:style-name="T5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.066cm" svg:height="0.628cm" svg:x="4.808cm" svg:y="2.049cm">
          <text:p text:style-name="P6"><text:span text:style-name="T5">Path </text:span><text:span text:style-name="T9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2" draw:layer="layout" svg:x1="21.865cm" svg:y1="6.139cm" svg:x2="21.853cm" svg:y2="7.428cm" draw:start-shape="id3" draw:start-glue-point="2" draw:end-shape="id1" draw:end-glue-point="0" svg:d="M21865 6139v644h-12v645" svg:viewBox="0 0 13 1290">
          <text:p/>
        </draw:connector>
        <draw:connector draw:style-name="gr15" draw:text-style-name="P13" draw:layer="layout" draw:line-skew="-1.383cm" svg:x1="2.647cm" svg:y1="5.589cm" svg:x2="3.411cm" svg:y2="11.418cm" draw:start-shape="id4" draw:start-glue-point="3" draw:end-shape="id5" draw:end-glue-point="3" svg:d="M2647 5589h-1884v5829h2648" svg:viewBox="0 0 2649 5830">
          <text:p/>
        </draw:connector>
        <draw:connector draw:style-name="gr12" draw:text-style-name="P12" draw:layer="layout" draw:line-skew="-0.129cm" svg:x1="14.013cm" svg:y1="12.284cm" svg:x2="6.028cm" svg:y2="13.375cm" draw:start-shape="id6" draw:start-glue-point="2" draw:end-shape="id7" draw:end-glue-point="0" svg:d="M14013 12284v416h-7985v675" svg:viewBox="0 0 7986 1092">
          <text:p/>
        </draw:connector>
        <draw:connector draw:style-name="gr12" draw:text-style-name="P12" draw:layer="layout" svg:x1="14.013cm" svg:y1="9.607cm" svg:x2="14.013cm" svg:y2="8.199cm" draw:start-shape="id6" draw:start-glue-point="0" draw:end-shape="id8" draw:end-glue-point="2" svg:d="M14013 9607v-1408" svg:viewBox="0 0 1 1409">
          <text:p/>
        </draw:connector>
        <draw:connector draw:style-name="gr12" draw:text-style-name="P12" draw:layer="layout" draw:line-skew="1.727cm" svg:x1="24.805cm" svg:y1="13.768cm" svg:x2="22.851cm" svg:y2="5.745cm" draw:start-shape="id2" draw:start-glue-point="1" draw:end-shape="id3" draw:end-glue-point="1" svg:d="M24805 13768h2227v-8023h-4181" svg:viewBox="0 0 4182 8024">
          <text:p/>
        </draw:connector>
        <draw:custom-shape draw:style-name="gr16" draw:text-style-name="P7" xml:id="id3" draw:id="id3" draw:layer="layout" svg:width="1.972cm" svg:height="0.787cm" svg:x="20.879cm" svg:y="5.352cm">
          <text:p text:style-name="P6"><text:span text:style-name="T5">K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xml:id="id8" draw:id="id8" draw:layer="layout" svg:width="6.291cm" svg:height="0.787cm" svg:x="10.868cm" svg:y="7.412cm">
          <text:p text:style-name="P8"><text:span text:style-name="T10">ie: importFile/write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4" draw:layer="layout" draw:line-skew="-0.782cm" svg:x1="2.554cm" svg:y1="10.945cm" svg:x2="2.64cm" svg:y2="4.332cm" draw:start-shape="id6" draw:start-glue-point="3" draw:end-shape="id9" draw:end-glue-point="3" svg:d="M2554 10945h-1283v-6613h1369" svg:viewBox="0 0 1370 6614">
          <text:p/>
        </draw:connector>
        <draw:custom-shape draw:style-name="gr14" draw:text-style-name="P7" draw:layer="layout" svg:width="2.066cm" svg:height="0.628cm" svg:x="18.21cm" svg:y="2.049cm">
          <text:p text:style-name="P6"><text:span text:style-name="T5">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.066cm" svg:height="0.628cm" svg:x="22.212cm" svg:y="2.049cm">
          <text:p text:style-name="P6"><text:span text:style-name="T5">Cl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2" draw:layer="layout" svg:x1="14.031cm" svg:y1="6.457cm" svg:x2="14.013cm" svg:y2="7.412cm" draw:start-shape="id10" draw:start-glue-point="2" draw:end-shape="id8" draw:end-glue-point="0" svg:d="M14031 6457v477h-18v478" svg:viewBox="0 0 19 956">
          <text:p/>
        </draw:connector>
        <draw:custom-shape draw:style-name="gr19" draw:text-style-name="P7" draw:layer="layout" svg:width="2.454cm" svg:height="0.628cm" svg:x="13.71cm" svg:y="2.049cm">
          <text:p text:style-name="P6"><text:span text:style-name="T5">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8cm" svg:height="2.629cm" svg:x="1.396cm" svg:y="0.627cm" presentation:class="title" presentation:placeholder="true">
        <draw:text-box/>
      </draw:frame>
      <draw:frame presentation:style-name="Default-outline1" draw:layer="backgroundobjects" svg:width="25.198cm" svg:height="9.134cm" svg:x="1.396cm" svg:y="3.682cm" presentation:class="outline" presentation:placeholder="true">
        <draw:text-box/>
      </draw:frame>
      <draw:frame presentation:style-name="Mpr1" draw:text-style-name="MP2" draw:layer="backgroundobjects" svg:width="6.523cm" svg:height="1.085cm" svg:x="1.396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2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8-24T12:18:04.956549240</meta:creation-date>
    <dc:date>2019-12-28T19:27:04.427118062</dc:date>
    <meta:editing-duration>PT20H42M47S</meta:editing-duration>
    <meta:editing-cycles>65</meta:editing-cycles>
    <meta:generator>LibreOffice/6.3.4.2.0$Linux_X86_64 LibreOffice_project/1e2df71cb6a569bbaaffb70308950743964880ae</meta:generator>
    <meta:document-statistic meta:object-count="50"/>
  </office:meta>
</office:document-meta>
</file>